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P3">Religious Event 3 Cermony (closing event)</text:p>
      <text:p text:style-name="Standard"/>
      <text:p text:style-name="Standard">The Flock (Card game)</text:p>
      <text:p text:style-name="Standard"/>
      <text:p text:style-name="Standard">Raptorian mutiny – Post flock-game</text:p>
      <text:p text:style-name="Standard"/>
      <text:p text:style-name="Standard">Arn (Loyal or not)</text:p>
      <text:p text:style-name="Standard"/>
      <text:p text:style-name="Standard">Deepening Request</text:p>
      <text:p text:style-name="Standard"/>
      <text:p text:style-name="Standard">Keepers briefing</text:p>
      <text:p text:style-name="Standard"/>
      <text:p text:style-name="Standard">Eldas support (Morale)</text:p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/>
      <text:p text:style-name="Standard"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1-02T18:37:06.66</dc:date>
    <meta:editing-duration>PT21H14M15S</meta:editing-duration>
    <meta:editing-cycles>24</meta:editing-cycles>
    <meta:generator>OpenOffice/4.1.1$Win32 OpenOffice.org_project/411m6$Build-9775</meta:generator>
    <meta:document-statistic meta:table-count="0" meta:image-count="0" meta:object-count="0" meta:page-count="2" meta:paragraph-count="24" meta:word-count="95" meta:character-count="638"/>
  </office:meta>
</office:document-meta>
</file>